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8.05cm" fo:min-width="13.6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13.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25cm" fo:min-width="13.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5cm" fo:min-width="6.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3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85cm" fo:min-width="13.2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1.95cm"/>
    </style:style>
    <style:style style:name="gr9" style:family="graphic" style:parent-style-name="standard">
      <style:graphic-properties draw:stroke="none" svg:stroke-color="#000000" draw:fill="none" draw:fill-color="#ffffff" fo:min-height="2.25cm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standard">
      <style:graphic-properties draw:stroke="none" svg:stroke-color="#000000" draw:fill="none" draw:fill-color="#ffffff" fo:min-height="2.75cm"/>
    </style:style>
    <style:style style:name="gr12" style:family="graphic" style:parent-style-name="standard">
      <style:graphic-properties draw:stroke="none" svg:stroke-color="#000000" draw:fill="none" draw:fill-color="#ed1c24" fo:min-height="1.65cm"/>
    </style:style>
    <style:style style:name="gr13" style:family="graphic" style:parent-style-name="standard">
      <style:graphic-properties draw:stroke="none" svg:stroke-color="#000000" draw:fill="none" draw:fill-color="#ffffff" fo:min-height="1.15cm"/>
    </style:style>
    <style:style style:name="gr14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color="#ce181e" fo:font-size="26pt" fo:background-color="transparent" style:font-size-asian="26pt" style:font-size-complex="26pt"/>
    </style:style>
    <style:style style:name="P6" style:family="paragraph">
      <loext:graphic-properties draw:fill="none" draw:fill-color="#ed1c24"/>
      <style:text-properties fo:color="#ce181e" fo:font-size="26pt" fo:background-color="transparent" style:font-size-asian="26pt" style:font-size-complex="26pt"/>
    </style:style>
    <style:style style:name="P7" style:family="paragraph">
      <style:text-properties fo:color="#ce181e" fo:font-size="26pt" style:font-size-asian="26pt" style:font-size-complex="26pt"/>
    </style:style>
    <style:style style:name="P8" style:family="paragraph">
      <loext:graphic-properties draw:fill="none" draw:fill-color="#ffffff"/>
      <style:text-properties fo:color="#ce181e" fo:font-size="26pt" style:font-size-asian="26pt" style:font-size-complex="26pt"/>
    </style:style>
    <style:style style:name="T1" style:family="text">
      <style:text-properties fo:color="#ce181e" fo:font-size="26pt" fo:background-color="transparent" style:font-size-asian="26pt" style:font-size-complex="26pt"/>
    </style:style>
    <style:style style:name="T2" style:family="text">
      <style:text-properties fo:color="#ce181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1cm" svg:height="18.3cm" svg:x="3.6cm" svg:y="5.3cm">
          <text:p text:style-name="P1"><text:s text:c="48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1cm" svg:height="0.9cm" svg:x="3.6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1cm" svg:height="4.5cm" svg:x="3.6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1.4cm" svg:x="7.3cm" svg:y="1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7cm" svg:height="2cm" svg:x="3.8cm" svg:y="17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7cm" svg:height="2.1cm" svg:x="3.8cm" svg:y="20.1cm">
          <text:p text:style-name="P1">Project 2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3cm" svg:height="0.962cm" svg:x="8.9cm" svg:y="18cm">
          <draw:text-box>
            <text:p>Project 1</text:p>
          </draw:text-box>
        </draw:frame>
        <draw:frame draw:style-name="gr7" draw:text-style-name="P3" draw:layer="layout" svg:width="4.4cm" svg:height="0.962cm" svg:x="8.8cm" svg:y="15.1cm">
          <draw:text-box>
            <text:p text:style-name="P1">Projects</text:p>
          </draw:text-box>
        </draw:frame>
        <draw:frame draw:style-name="gr8" draw:text-style-name="P4" draw:layer="layout" svg:width="12cm" svg:height="2.2cm" svg:x="5cm" svg:y="12.2cm">
          <draw:text-box>
            <text:p text:style-name="P1">Bio</text:p>
          </draw:text-box>
        </draw:frame>
        <draw:frame draw:style-name="gr9" draw:text-style-name="P4" draw:layer="layout" svg:width="7.2cm" svg:height="2.5cm" svg:x="7.6cm" svg:y="8.1cm">
          <draw:text-box>
            <text:p text:style-name="P1">Hero/headline</text:p>
          </draw:text-box>
        </draw:frame>
        <draw:frame draw:style-name="gr10" draw:text-style-name="P3" draw:layer="layout" svg:width="7.8cm" svg:height="0.962cm" svg:x="7.6cm" svg:y="5.8cm">
          <draw:text-box>
            <text:p>Links to github, email, etc</text:p>
          </draw:text-box>
        </draw:frame>
        <draw:frame draw:style-name="gr11" draw:text-style-name="P3" draw:layer="layout" svg:width="17.8cm" svg:height="3.095cm" svg:x="1.9cm" svg:y="1.6cm">
          <draw:text-box>
            <text:p>The design is simple and the same across all devices, the user follows on from the image to a brief bio then straight into the projects content. No searching around for anything, simple contrasting colours design.</text:p>
          </draw:text-box>
        </draw:frame>
        <draw:frame draw:style-name="gr12" draw:text-style-name="P6" draw:layer="layout" svg:width="2.2cm" svg:height="1.9cm" svg:x="15.2cm" svg:y="12.7cm">
          <draw:text-box>
            <text:p text:style-name="P5"><text:span text:style-name="T1">诚</text:span></text:p>
          </draw:text-box>
        </draw:frame>
        <draw:frame draw:style-name="gr13" draw:text-style-name="P8" draw:layer="layout" svg:width="1.2cm" svg:height="1.58cm" svg:x="14.9cm" svg:y="14.1cm">
          <draw:text-box>
            <text:p text:style-name="P7"><text:span text:style-name="T2">强</text:span></text:p>
          </draw:text-box>
        </draw:frame>
        <draw:frame draw:style-name="gr14" draw:text-style-name="P3" draw:layer="layout" svg:width="15.6cm" svg:height="3.806cm" svg:x="3.1cm" svg:y="24.2cm">
          <draw:text-box>
            <text:p>My Chinese family name is in the background in red as both a styling feature, a contrast to the simple black and white design (the hero image is a b&amp;w photo of the view from the mountain over the forest from my home in China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14:56:03.956593186</meta:creation-date>
    <dc:date>2019-11-05T15:09:39.308309628</dc:date>
    <meta:editing-duration>PT2M15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